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9"><draw:image xlink:href="../../odt/images/302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держка по включению и выключе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88cm" draw:z-index="0"><draw:image xlink:href="../../odt/images/302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задержку (выжидание подтверждения) входного сигнала на заданное время при любом изменении входного <text:span text:style-name="T2">логического</text:span> сигнала:</text:p>
            <text:p text:style-name="P3"><draw:frame draw:style-name="fr4" draw:name="Объект3" text:anchor-type="as-char" svg:width="10.642cm" svg:height="2.041cm" draw:z-index="10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Text_20_body"><text:span text:style-name="T7">где</text:span><text:span text:style-name="T7"><draw:frame draw:style-name="fr4" draw:name="Объект4" text:anchor-type="as-char" svg:width="1.087cm" svg:height="0.564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ыходной сигнал блока, </text:span><text:span text:style-name="T7"><draw:frame draw:style-name="fr4" draw:name="Объект5" text:anchor-type="as-char" svg:width="1.055cm" svg:height="0.564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– входной сигнал, </text:span><text:span text:style-name="T7"><draw:frame draw:style-name="fr4" draw:name="Объект6" text:anchor-type="as-char" svg:width="1.565cm" svg:height="0.621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– постоянные времени подтверждения (по включению и по выключению, соответственно).</text:span></text:p>
            <text:p text:style-name="Text_20_body"><text:span text:style-name="T8">Важно</text:span><text:span text:style-name="T7">: выход блока может принимать значения либо </text:span><text:span text:style-name="T8">0</text:span><text:span text:style-name="T7">, либо </text:span><text:span text:style-name="T8">1</text:span><text:span text:style-name="T7">.</text:span></text:p>
            <text:p text:style-name="Text_20_body"><text:span text:style-name="T1">Свойства</text:span>:</text:p>
            <text:list xml:id="list4077833530322674743" text:style-name="L1">
              <text:list-item>
                <text:p text:style-name="P4">Времена подтверждения по включению, с – задержк<text:span text:style-name="T4">а</text:span> включения<draw:frame draw:style-name="fr4" draw:name="Объект7" text:anchor-type="as-char" svg:width="0.693cm" svg:height="0.621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4">Времена подтверждения по выключению, с – задержка выключения<draw:frame draw:style-name="fr4" draw:name="Объект8" text:anchor-type="as-char" svg:width="0.704cm" svg:height="0.621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      </text:list-item>
              <text:list-item>
                <text:p text:style-name="P4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Text_20_body"><text:span text:style-name="T1">Сравнение блоков</text:span> задержки по выключению, по включению и одновременно по выключению и включению:</text:p>
            <text:p text:style-name="Text_20_body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3"><text:soft-page-break/><draw:frame draw:style-name="fr2" draw:name="Графический объект3" text:anchor-type="as-char" svg:width="17.104cm" svg:height="9.144cm" draw:z-index="2"><draw:image xlink:href="../../odt/images/3030_a.png" xlink:type="simple" xlink:show="embed" xlink:actuate="onLoad"/></draw:frame></text:p>
            <text:p text:style-name="P3"><draw:frame draw:style-name="fr2" draw:name="Графический объект4" text:anchor-type="as-char" svg:width="17.104cm" svg:height="9.144cm" draw:z-index="3"><draw:image xlink:href="../../odt/images/3028_a.png" xlink:type="simple" xlink:show="embed" xlink:actuate="onLoad"/></draw:frame></text:p>
            <text:p text:style-name="P3"><text:soft-page-break/><draw:frame draw:style-name="fr2" draw:name="Графический объект5" text:anchor-type="as-char" svg:width="17.104cm" svg:height="9.144cm" draw:z-index="4"><draw:image xlink:href="../../odt/images/3029_a.png" xlink:type="simple" xlink:show="embed" xlink:actuate="onLoad"/></draw:frame></text:p>
            <text:p text:style-name="Text_20_body"><text:span text:style-name="T6">Примечание</text:span><text:span text:style-name="T4">: е</text:span>сли на вход блока подается не <text:span text:style-name="T2">логический</text:span>, а <text:span text:style-name="T2">действительный</text:span> сигнал, то он считается <text:span text:style-name="T2">включенным</text:span> при <draw:frame draw:style-name="fr4" draw:name="Объект1" text:anchor-type="as-char" svg:width="2.073cm" svg:height="0.564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4">и </text:span><text:span text:style-name="T5">выключенным</text:span><text:span text:style-name="T4"> при </text:span><text:span text:style-name="T4"><draw:frame draw:style-name="fr4" draw:name="Объект2" text:anchor-type="as-char" svg:width="2.073cm" svg:height="0.56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:</text:span></text:p>
            <text:p text:style-name="Text_20_body"><draw:frame draw:style-name="fr3" draw:name="Графический объект6" text:anchor-type="paragraph" svg:width="17.104cm" svg:height="9.144cm" draw:z-index="8"><draw:image xlink:href="../../odt/images/3028_b.png" xlink:type="simple" xlink:show="embed" xlink:actuate="onLoad"/></draw:frame></text:p>
            <text:p text:style-name="Text_20_body"><draw:frame draw:style-name="fr3" draw:name="Графический объект7" text:anchor-type="paragraph" svg:width="17.104cm" svg:height="9.144cm" draw:z-index="7"><draw:image xlink:href="../../odt/images/3029_b.png" xlink:type="simple" xlink:show="embed" xlink:actuate="onLoad"/></draw:frame></text:p>
            <text:p text:style-name="Text_20_body"><draw:frame draw:style-name="fr3" draw:name="Графический объект8" text:anchor-type="paragraph" svg:width="17.104cm" svg:height="9.144cm" draw:z-index="1"><draw:image xlink:href="../../odt/images/3030_b.png" xlink:type="simple" xlink:show="embed" xlink:actuate="onLoad"/></draw:frame><text:soft-page-break/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 и выключению</dc:title>
    <dc:date>2012-03-30T16:27:39.48</dc:date>
    <meta:generator>OpenOffice_Beta/4.1.0$Win32 OpenOffice.org_project/410m14$Build-9760</meta:generator>
    <meta:editing-duration>PT2H43M1S</meta:editing-duration>
    <meta:editing-cycles>116</meta:editing-cycles>
    <meta:document-statistic meta:table-count="1" meta:image-count="8" meta:object-count="8" meta:page-count="4" meta:paragraph-count="20" meta:word-count="173" meta:character-count="1155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</mn>
                    </msub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>в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~ u(t) &gt; 0.5 ~в течение времени~ T_1; #
alignl 0, ~ если ~ u(t) &lt; 0.5 ~в течение времени~ T_2; #
alignl y(t- %DELTA t), ~ в остальных случаях;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sub>
        <mi>T</mi>
        <mn>1,</mn>
      </msub>
      <mi/>
      <msub>
        <mi>T</mi>
        <mn>2</mn>
      </msub>
    </mrow>
    <annotation encoding="StarMath 5.0">T_1, ~T_2</annotation>
  </semantics>
</math>
</file>

<file path=Object 7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8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